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Policepardéfaut" style:family="text">
      <style:text-properties fo:font-weight="bold" style:font-weight-asian="bold"/>
    </style:style>
    <style:style style:name="T3" style:parent-style-name="Policepardéfaut" style:family="text">
      <style:text-properties fo:font-weight="bold" style:font-weight-asian="bold"/>
    </style:style>
    <style:style style:name="P4" style:parent-style-name="Paragraphedeliste" style:list-style-name="LFO1" style:family="paragraph"/>
    <style:style style:name="T5" style:parent-style-name="Policepardéfaut" style:family="text">
      <style:text-properties fo:font-weight="bold" style:font-weight-asian="bold"/>
    </style:style>
  </office:automatic-styles>
  <office:body>
    <office:text text:use-soft-page-breaks="true">
      <text:p text:style-name="P1">TD Maven</text:p>
      <text:p text:style-name="Normal"><text:span text:style-name="T2">Étape 1 </text:span>: Que remarque-t-on lorsque l’on exécute pour la première fois la commande<text:s/><text:span text:style-name="T3">mvn compile</text:span><text:s/>?</text:p>
      <text:list text:style-name="LFO1" text:continue-numbering="true">
        <text:list-item>
          <text:p text:style-name="P4">« no sources to compile », le répertoire « target » n’est pas créé. Pourquoi ?<text:s/>parce que les sources ne respectent pas la convention « src/main/java ».</text:p>
        </text:list-item>
      </text:list>
      <text:p text:style-name="Normal"><text:span text:style-name="T5">Étape 3 </text:span>: Il faut rajouter la classe CalculPanier de l’étape 1 (ou de l’étape 2, mais en rajoutant la librairie log4j et la dépendance associée dans le pom). On remarque également que lorque l’on effectue les tests, le second échoue. Cela est due au fait qu’au lieu de multiplier prix et quantités dans la classe CalculPanier, les deux sont additionnés. On remarque bien que le résultat attendu est 15, donc 3*5, mais la méthode a retourné 3+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ibault Osmont</meta:initial-creator>
    <dc:creator>Thibault Osmont</dc:creator>
    <meta:creation-date>2015-11-04T10:47:00Z</meta:creation-date>
    <dc:date>2015-11-05T12:52:00Z</dc:date>
    <meta:template xlink:href="Normal" xlink:type="simple"/>
    <meta:editing-cycles>2</meta:editing-cycles>
    <meta:editing-duration>PT540S</meta:editing-duration>
    <meta:document-statistic meta:page-count="1" meta:paragraph-count="1" meta:word-count="108" meta:character-count="702" meta:row-count="4" meta:non-whitespace-character-count="595"/>
  </office:meta>
</office:document-meta>
</file>